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Podpis kwalifikowany</text:span> – jest elektronicznym <text:a xlink:type="simple" xlink:href="https://pl.wikipedia.org/wiki/Podpis" text:style-name="Internet_20_link" text:visited-style-name="Visited_20_Internet_20_Link">podpisem</text:a> równoważnym podpisowi własnoręcznemu. Służy do podpisywania <text:a xlink:type="simple" xlink:href="https://pl.wikipedia.org/wiki/Dokument" text:style-name="Internet_20_link" text:visited-style-name="Visited_20_Internet_20_Link">dokumentów</text:a> i umów, które mają moc prawną.</text:p>
      <text:p text:style-name="Text_20_body"><text:span text:style-name="T1">Podpis kwalifikowany</text:span> - skrót od <text:span text:style-name="T2">bezpieczny podpis elektroniczny weryfikowany kwalifikowanym certyfikatem</text:span>, czyli podpis elektroniczny spełniający warunki określone w ustawie o podpisie elektronicznym.</text:p>
      <text:p text:style-name="Text_20_body">Podpis elektroniczny musi być weryfikowany ważnym kwalifikowanym certyfikatem oraz składany przy pomocy bezpiecznego urządzenia do składania podpis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4.3.2.2$Windows_x86 LibreOffice_project/edfb5295ba211bd31ad47d0bad0118690f76407d</meta:generator>
    <dc:date>2016-03-04T13:19:47.942000000</dc:date>
    <meta:document-statistic meta:table-count="0" meta:image-count="0" meta:object-count="0" meta:page-count="1" meta:paragraph-count="3" meta:word-count="57" meta:character-count="501" meta:non-whitespace-character-count="446"/>
    <meta:user-defined meta:name="Info 1"/>
    <meta:user-defined meta:name="Info 2"/>
    <meta:user-defined meta:name="Info 3"/>
    <meta:user-defined meta:name="Info 4"/>
  </office:meta>
</office:document-meta>
</file>